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BOL_2018.04" svg:font-family="SBOL_2018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92%" style:register-true="true" style:writing-mode="page"/>
      <style:text-properties style:font-name="SBOL_2018.04" fo:font-size="24pt" officeooo:rsid="00049b1c" officeooo:paragraph-rsid="00049b1c" style:font-name-asian="SBOL_2018.04" style:font-size-asian="24pt" style:font-name-complex="SBOL_2018.04" style:font-size-complex="24pt"/>
    </style:style>
    <style:style style:name="P2" style:family="paragraph" style:parent-style-name="Standard">
      <style:paragraph-properties fo:line-height="92%" style:register-true="true" style:writing-mode="page"/>
      <style:text-properties style:font-name="SBOL_2018.04" fo:font-size="24pt" officeooo:rsid="00049b1c" officeooo:paragraph-rsid="0005ecb5" style:font-name-asian="SBOL_2018.04" style:font-size-asian="24pt" style:font-name-complex="SBOL_2018.04" style:font-size-complex="24pt"/>
    </style:style>
    <style:style style:name="P3" style:family="paragraph" style:parent-style-name="Standard">
      <style:paragraph-properties fo:line-height="100%" style:writing-mode="page"/>
      <style:text-properties style:font-name="SBOL_2018.041" officeooo:rsid="0005ecb5" officeooo:paragraph-rsid="0005ecb5" style:font-name-asian="SBOL_2018.04" style:font-name-complex="SBOL_2018.04"/>
    </style:style>
    <style:style style:name="P4" style:family="paragraph" style:parent-style-name="Standard">
      <style:paragraph-properties fo:line-height="91%" style:writing-mode="page"/>
      <style:text-properties style:font-name="SBOL_2018.041" fo:font-size="24pt" officeooo:rsid="000256e6" officeooo:paragraph-rsid="000256e6" style:font-name-asian="SBOL_2018.04" style:font-size-asian="24pt" style:font-name-complex="SBOL_2018.04" style:font-size-complex="24pt"/>
    </style:style>
    <style:style style:name="P5" style:family="paragraph" style:parent-style-name="Standard">
      <style:paragraph-properties fo:line-height="92%" style:writing-mode="page"/>
      <style:text-properties style:font-name="SBOL_2018.041" fo:font-size="24pt" officeooo:rsid="000256e6" officeooo:paragraph-rsid="000256e6" style:font-name-asian="SBOL_2018.04" style:font-size-asian="24pt" style:font-name-complex="SBOL_2018.04" style:font-size-complex="24pt"/>
    </style:style>
    <style:style style:name="P6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2fc6d" style:font-name-asian="SBOL_2018.04" style:font-size-asian="24pt" style:font-name-complex="SBOL_2018.04" style:font-size-complex="24pt"/>
    </style:style>
    <style:style style:name="P7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49b1c" style:font-name-asian="SBOL_2018.04" style:font-size-asian="24pt" style:font-name-complex="SBOL_2018.04" style:font-size-complex="24pt"/>
    </style:style>
    <style:style style:name="P8" style:family="paragraph" style:parent-style-name="Standard">
      <style:paragraph-properties fo:line-height="92%" style:register-true="true" style:writing-mode="page"/>
      <style:text-properties style:font-name="SBOL_2018.041" fo:font-size="24pt" officeooo:rsid="000256e6" officeooo:paragraph-rsid="0005ecb5" style:font-name-asian="SBOL_2018.04" style:font-size-asian="24pt" style:font-name-complex="SBOL_2018.04" style:font-size-complex="24pt"/>
    </style:style>
    <style:style style:name="P9" style:family="paragraph" style:parent-style-name="Standard">
      <style:paragraph-properties fo:line-height="100%" style:writing-mode="page"/>
      <style:text-properties style:font-name="SBOL_2018.041" fo:font-size="16pt" officeooo:rsid="0005ecb5" officeooo:paragraph-rsid="000256e6" style:font-name-asian="SBOL_2018.04" style:font-size-asian="16pt" style:font-name-complex="SBOL_2018.04" style:font-size-complex="16pt"/>
    </style:style>
    <style:style style:name="P10" style:family="paragraph" style:parent-style-name="Standard">
      <style:paragraph-properties fo:line-height="100%" style:writing-mode="page"/>
      <style:text-properties style:font-name="SBOL_2018.041" fo:font-size="16pt" officeooo:rsid="0005ecb5" officeooo:paragraph-rsid="0005ecb5" style:font-name-asian="SBOL_2018.04" style:font-size-asian="16pt" style:font-name-complex="SBOL_2018.04" style:font-size-complex="16pt"/>
    </style:style>
    <style:style style:name="P11" style:family="paragraph" style:parent-style-name="Standard">
      <style:paragraph-properties fo:line-height="92%" fo:text-align="start" style:justify-single-word="false" style:writing-mode="page"/>
      <style:text-properties style:font-name="SBOL_2018.041" fo:font-size="36pt" officeooo:rsid="0005ecb5" officeooo:paragraph-rsid="00071646" style:font-name-asian="SBOL_2018.04" style:font-size-asian="36pt" style:font-name-complex="SBOL_2018.04" style:font-size-complex="36pt"/>
    </style:style>
    <style:style style:name="P12" style:family="paragraph" style:parent-style-name="Standard">
      <style:paragraph-properties fo:line-height="92%" fo:text-align="start" style:justify-single-word="false" style:writing-mode="page"/>
      <style:text-properties style:font-name="SBOL_2018.041" fo:font-size="36pt" officeooo:rsid="000256e6" officeooo:paragraph-rsid="00071646" style:font-name-asian="SBOL_2018.04" style:font-size-asian="36pt" style:font-name-complex="SBOL_2018.04" style:font-size-complex="36pt"/>
    </style:style>
    <style:style style:name="P13" style:family="paragraph" style:parent-style-name="Standard">
      <style:paragraph-properties fo:line-height="100%" style:writing-mode="page"/>
      <style:text-properties style:font-name="SBOL_2018.041" fo:font-size="66pt" officeooo:rsid="0005ecb5" officeooo:paragraph-rsid="000256e6" style:font-name-asian="SBOL_2018.04" style:font-size-asian="66pt" style:font-name-complex="SBOL_2018.04" style:font-size-complex="66pt"/>
    </style:style>
    <style:style style:name="T1" style:family="text">
      <style:text-properties style:font-name="SBOL_2018.04" style:font-name-asian="SBOL_2018.04" style:font-name-complex="SBOL_2018.04"/>
    </style:style>
    <style:style style:name="T2" style:family="text">
      <style:text-properties officeooo:rsid="000256e6"/>
    </style:style>
    <style:style style:name="T3" style:family="text">
      <style:text-properties fo:color="#21409a"/>
    </style:style>
    <style:style style:name="T4" style:family="text">
      <style:text-properties fo:color="#21409a" style:font-name="SBOL_2018.04" style:font-name-asian="SBOL_2018.04" style:font-name-complex="SBOL_2018.04"/>
    </style:style>
    <style:style style:name="T5" style:family="text">
      <style:text-properties fo:color="#21409a" officeooo:rsid="000256e6"/>
    </style:style>
    <style:style style:name="T6" style:family="text">
      <style:text-properties fo:color="#faa61a"/>
    </style:style>
    <style:style style:name="T7" style:family="text">
      <style:text-properties fo:color="#faa61a" style:font-name="SBOL_2018.04" style:font-name-asian="SBOL_2018.04" style:font-name-complex="SBOL_2018.04"/>
    </style:style>
    <style:style style:name="T8" style:family="text">
      <style:text-properties fo:color="#00a65d" style:font-name="SBOL_2018.04" style:font-name-asian="SBOL_2018.04" style:font-name-complex="SBOL_2018.04"/>
    </style:style>
    <style:style style:name="T9" style:family="text">
      <style:text-properties fo:color="#00a65d" officeooo:rsid="000256e6"/>
    </style:style>
    <style:style style:name="T10" style:family="text">
      <style:text-properties fo:color="#ed1c24"/>
    </style:style>
    <style:style style:name="T11" style:family="text">
      <style:text-properties fo:color="#ed1c24" style:font-name="SBOL_2018.04" style:font-name-asian="SBOL_2018.04" style:font-name-complex="SBOL_2018.04"/>
    </style:style>
    <style:style style:name="T12" style:family="text">
      <style:text-properties fo:color="#5c2d91" style:font-name="SBOL_2018.04" style:font-name-asian="SBOL_2018.04" style:font-name-complex="SBOL_2018.04"/>
    </style:style>
    <style:style style:name="T13" style:family="text">
      <style:text-properties fo:color="#680059" style:font-name="SBOL_2018.04" style:font-name-asian="SBOL_2018.04" style:font-name-complex="SBOL_2018.04"/>
    </style:style>
    <style:style style:name="T14" style:family="text">
      <style:text-properties fo:color="#65c295" style:font-name="SBOL_2018.04" style:font-name-asian="SBOL_2018.04" style:font-name-complex="SBOL_2018.04"/>
    </style:style>
    <style:style style:name="T15" style:family="text">
      <style:text-properties fo:color="#f79448" style:font-name="SBOL_2018.04" style:font-name-asian="SBOL_2018.04" style:font-name-complex="SBOL_2018.04"/>
    </style:style>
    <style:style style:name="T16" style:family="text">
      <style:text-properties fo:color="#8f187c" style:font-name="SBOL_2018.04" style:font-name-asian="SBOL_2018.04" style:font-name-complex="SBOL_2018.04"/>
    </style:style>
    <style:style style:name="T17" style:family="text">
      <style:text-properties fo:color="#00864b" style:font-name="SBOL_2018.04" style:font-name-asian="SBOL_2018.04" style:font-name-complex="SBOL_2018.04"/>
    </style:style>
    <style:style style:name="T18" style:family="text">
      <style:text-properties fo:color="#00381f" style:font-name="SBOL_2018.04" style:font-name-asian="SBOL_2018.04" style:font-name-complex="SBOL_2018.04"/>
    </style:style>
    <style:style style:name="T19" style:family="text">
      <style:text-properties fo:color="#407927" style:font-name="SBOL_2018.04" style:font-name-asian="SBOL_2018.04" style:font-name-complex="SBOL_2018.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󰀂󰀆󰀇󰀈󰀉󰀊󰀏󰀐󰀑󰀒󰀓󰀔󰀕󰀖󰀗󰀘󰀙󰀚󰀛󰀜󰀝󰀞󰀟󰀠󰀡󰀢󰀣󰀤󰀥󰀦󰀧󰀨󰀩󰀪󰀫󰀬󰀭󰀮󰀯󰀃</text:p>
      <text:p text:style-name="P4">󰀁 <text:s text:c="37"/>󰀁</text:p>
      <text:p text:style-name="P4">󰀄󰀰󰀀󰀀󰀱󰀲󰀷󰀸󰀹󰀀󰀀󰀺󰀻󰀼󰀀󰀽󰀀󰀾󰀿󰁀󰁁󰁂󰁃󰁄󰁅󰁆󰁇󰁈󰁉󰁊󰁋󰁌󰁍󰁎󰁏󰁐󰁑󰁒󰁓󰀅</text:p>
      <text:p text:style-name="P4"/>
      <text:p text:style-name="P5">󰀀󰀝󰀀 󰀴󰀷󰀵</text:p>
      <text:p text:style-name="P5">󰀌󰀏󰀍 󰀀󰁁󰀀</text:p>
      <text:p text:style-name="P5"/>
      <text:p text:style-name="P6">󰀀󰀀󰀝󰀀󰀀</text:p>
      <text:p text:style-name="P1"><text:s/>󰀋 󰀎 </text:p>
      <text:p text:style-name="P7">󰀌󰀘󰀏󰀘󰀍</text:p>
      <text:p text:style-name="P8">󰀴󰀽󰀷󰀽󰀵</text:p>
      <text:p text:style-name="P2"><text:s/>󰀳 󰀶 </text:p>
      <text:p text:style-name="P8">󰀀󰀀󰁁󰀀󰀀</text:p>
      <text:p text:style-name="P5"/>
      <text:p text:style-name="P13"><text:span text:style-name="T1">󰁔</text:span><text:span text:style-name="T12">󰁕</text:span><text:span text:style-name="T14">󰁖</text:span><text:span text:style-name="T15">󰁗</text:span><text:span text:style-name="T1">󰁘󰁙󰁚</text:span><text:span text:style-name="T16">󰁛</text:span><text:span text:style-name="T4">󰁜</text:span><text:span text:style-name="T1">󰁝󰁞󰁟</text:span><text:span text:style-name="T19">󰁠</text:span><text:span text:style-name="T1">󰁡</text:span></text:p>
      <text:p text:style-name="P9"><text:span text:style-name="T1"/></text:p>
      <text:p text:style-name="P10"><text:span text:style-name="T1">󰁢 󰁣 󰁤 󰁥 <text:s text:c="2"/>󰁦 <text:s/>󰁧 󰁨 󰁩 <text:s text:c="2"/>󰁪 󰁫 󰁬 󰁭 <text:s text:c="2"/>󰁮 󰁯 󰁰 󰁱 <text:s text:c="2"/>󰁲 󰁳 󰁴 󰁵</text:span></text:p>
      <text:p text:style-name="P3"><text:span text:style-name="T1"/></text:p>
      <text:p text:style-name="P3"><text:span text:style-name="T1">󰁶 <text:s text:c="2"/>󰁷 󰁸 <text:s text:c="2"/>󰁹 󰁺 <text:s text:c="2"/>󰁻 󰁼 󰁽 󰁾</text:span></text:p>
      <text:p text:style-name="P3"/>
      <text:p text:style-name="P11"><text:span text:style-name="T4"><text:s text:c="2"/>󰁾</text:span><text:span text:style-name="T5">󰀀󰀀󰀀󰀀󰀀󰀀</text:span><text:span text:style-name="T8">󰁷󰁮󰁔</text:span><text:span text:style-name="T9">󰀀</text:span><text:span text:style-name="T8">󰁼</text:span></text:p>
      <text:p text:style-name="P11"><text:span text:style-name="T1"><text:s text:c="2"/></text:span><text:span text:style-name="T4">󰁝</text:span><text:span text:style-name="T1"> <text:s text:c="5"/></text:span><text:span text:style-name="T7">󰁙</text:span><text:span text:style-name="T1"> <text:s text:c="3"/></text:span><text:span text:style-name="T9">󰀁</text:span><text:span text:style-name="T2"> </text:span><text:span text:style-name="T11">󰁡</text:span></text:p>
      <text:p text:style-name="P11"><text:span text:style-name="T1"><text:s text:c="2"/></text:span><text:span text:style-name="T4">󰁰</text:span><text:span text:style-name="T1"> <text:s text:c="5"/></text:span><text:span text:style-name="T7">󰁰</text:span><text:span text:style-name="T1"> <text:s text:c="3"/></text:span><text:span text:style-name="T8">󰁭</text:span><text:span text:style-name="T1"> </text:span><text:span text:style-name="T11">󰁰</text:span></text:p>
      <text:p text:style-name="P12">󰀂<text:span text:style-name="T3">󰀝󰀉󰀡</text:span>󰀀󰀀󰀀<text:span text:style-name="T6">󰀝󰀞󰀉󰀡</text:span>󰀀󰀀󰀀<text:span text:style-name="T10">󰀝󰀞󰀉󰀡</text:span>󰀃</text:p>
      <text:p text:style-name="P12">󰀁 <text:s text:c="16"/>󰀁</text:p>
      <text:p text:style-name="P12"><text:span text:style-name="T1">󰀄</text:span>󰀀󰀀󰀀󰀀󰀀󰀀󰀀󰀀󰀙󰀀󰀀󰀀󰀀󰀀󰀀󰀀󰀀<text:span text:style-name="T1">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BOL_2018.04" svg:font-family="SBOL_2018.04"/>
    <style:font-face style:name="SBOL_2018.041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7:57:53.540138651</meta:creation-date>
    <dc:date>2018-04-26T19:11:33.473510683</dc:date>
    <meta:editing-duration>PT18M1S</meta:editing-duration>
    <meta:editing-cycles>8</meta:editing-cycles>
    <meta:generator>LibreOffice/5.4.6.2$Linux_X86_64 LibreOffice_project/40m0$Build-2</meta:generator>
    <meta:document-statistic meta:table-count="0" meta:image-count="0" meta:object-count="0" meta:page-count="1" meta:paragraph-count="20" meta:word-count="221" meta:character-count="354" meta:non-whitespace-character-count="221"/>
  </office:meta>
</office:document-meta>
</file>